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3.23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55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587cm"/>
      <style:paragraph-properties style:writing-mode="lr-tb"/>
    </style:style>
    <style:style style:name="gr6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99ff66" draw:marker-start="Arrow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99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99ff66" loext:opacity="100%" fo:font-weight="bold" style:font-weight-asian="bold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99ff66" loext:opacity="100%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851cm" svg:y1="10.38cm" svg:x2="28.676cm" svg:y2="10.268cm">
          <text:p/>
        </draw:line>
        <draw:line draw:style-name="gr2" draw:text-style-name="P1" draw:layer="layout" svg:x1="25.35cm" svg:y1="10.268cm" svg:x2="25.35cm" svg:y2="11.729cm">
          <text:p/>
        </draw:line>
        <draw:line draw:style-name="gr2" draw:text-style-name="P1" draw:layer="layout" svg:x1="14.043cm" svg:y1="10.268cm" svg:x2="14.043cm" svg:y2="11.729cm">
          <text:p/>
        </draw:line>
        <draw:frame draw:style-name="gr3" draw:text-style-name="P3" draw:layer="layout" svg:width="3.547cm" svg:height="3.485cm" svg:x="1.073cm" svg:y="12.291cm">
          <draw:text-box>
            <text:p text:style-name="P2"><text:span text:style-name="T1">G</text:span>2<text:span text:style-name="T1">G</text:span>2</text:p>
          </draw:text-box>
        </draw:frame>
        <draw:frame draw:style-name="gr3" draw:text-style-name="P3" draw:layer="layout" svg:width="3.548cm" svg:height="3.485cm" svg:x="23.687cm" svg:y="12.291cm">
          <draw:text-box>
            <text:p text:style-name="P2"><text:span text:style-name="T1">G</text:span>1<text:span text:style-name="T1">G</text:span>1</text:p>
          </draw:text-box>
        </draw:frame>
        <draw:frame draw:style-name="gr4" draw:text-style-name="P3" draw:layer="layout" svg:width="3.548cm" svg:height="1.809cm" svg:x="1cm" svg:y="13.591cm">
          <draw:text-box>
            <text:p text:style-name="P2"><text:span text:style-name="T1">0</text:span></text:p>
          </draw:text-box>
        </draw:frame>
        <draw:frame draw:style-name="gr5" draw:text-style-name="P3" draw:layer="layout" svg:width="3.547cm" svg:height="1.837cm" svg:x="12.253cm" svg:y="12.163cm">
          <draw:text-box>
            <text:p text:style-name="P2"><text:span text:style-name="T1">G</text:span>1<text:span text:style-name="T1">G</text:span>2</text:p>
          </draw:text-box>
        </draw:frame>
        <draw:line draw:style-name="gr6" draw:text-style-name="P1" draw:layer="layout" svg:x1="14.043cm" svg:y1="10.268cm" svg:x2="14.043cm" svg:y2="1.051cm">
          <text:p/>
        </draw:line>
        <draw:line draw:style-name="gr6" draw:text-style-name="P1" draw:layer="layout" svg:x1="25.35cm" svg:y1="10.268cm" svg:x2="25.35cm" svg:y2="1.051cm">
          <text:p/>
        </draw:line>
        <draw:line draw:style-name="gr7" draw:text-style-name="P1" draw:layer="layout" svg:x1="13.932cm" svg:y1="4.873cm" svg:x2="25.35cm" svg:y2="4.873cm">
          <text:p/>
        </draw:line>
        <draw:frame draw:style-name="gr8" draw:text-style-name="P4" draw:layer="layout" svg:width="2.439cm" svg:height="2.248cm" svg:x="18.255cm" svg:y="3.187cm">
          <draw:text-box>
            <text:p text:style-name="P2"><text:span text:style-name="T2">a</text:span></text:p>
          </draw:text-box>
        </draw:frame>
        <draw:line draw:style-name="gr2" draw:text-style-name="P1" draw:layer="layout" svg:x1="14.071cm" svg:y1="10.268cm" svg:x2="14.071cm" svg:y2="11.729cm">
          <text:p/>
        </draw:line>
        <draw:line draw:style-name="gr2" draw:text-style-name="P1" draw:layer="layout" svg:x1="2.763cm" svg:y1="10.268cm" svg:x2="2.763cm" svg:y2="11.729cm">
          <text:p/>
        </draw:line>
        <draw:line draw:style-name="gr6" draw:text-style-name="P1" draw:layer="layout" svg:x1="2.763cm" svg:y1="10.268cm" svg:x2="2.763cm" svg:y2="1.051cm">
          <text:p/>
        </draw:line>
        <draw:line draw:style-name="gr6" draw:text-style-name="P1" draw:layer="layout" svg:x1="14.071cm" svg:y1="10.268cm" svg:x2="14.071cm" svg:y2="1.051cm">
          <text:p/>
        </draw:line>
        <draw:line draw:style-name="gr7" draw:text-style-name="P1" draw:layer="layout" svg:x1="2.652cm" svg:y1="4.873cm" svg:x2="14.07cm" svg:y2="4.873cm">
          <text:p/>
        </draw:line>
        <draw:frame draw:style-name="gr8" draw:text-style-name="P4" draw:layer="layout" svg:width="2.439cm" svg:height="2.248cm" svg:x="6.976cm" svg:y="3.187cm">
          <draw:text-box>
            <text:p text:style-name="P2"><text:span text:style-name="T2">a</text:span></text:p>
          </draw:text-box>
        </draw:frame>
        <draw:frame draw:style-name="gr4" draw:text-style-name="P3" draw:layer="layout" svg:width="3.548cm" svg:height="1.809cm" svg:x="12.3cm" svg:y="13.592cm">
          <draw:text-box>
            <text:p text:style-name="P2"><text:span text:style-name="T1">a</text:span></text:p>
          </draw:text-box>
        </draw:frame>
        <draw:frame draw:style-name="gr4" draw:text-style-name="P3" draw:layer="layout" svg:width="3.548cm" svg:height="1.809cm" svg:x="23.7cm" svg:y="13.593cm">
          <draw:text-box>
            <text:p text:style-name="P2"><text:span text:style-name="T1">2a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3-14T06:44:05.480044714</dc:date>
    <meta:editing-duration>PT6M27S</meta:editing-duration>
    <meta:editing-cycles>6</meta:editing-cycles>
    <meta:generator>LibreOffice/7.2.5.2$MacOSX_X86_64 LibreOffice_project/499f9727c189e6ef3471021d6132d4c694f357e5</meta:generator>
    <meta:document-statistic meta:object-count="19"/>
  </office:meta>
</office:document-meta>
</file>